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260b0" officeooo:paragraph-rsid="001260b0" style:font-size-asian="17.5pt" style:font-size-complex="20pt"/>
    </style:style>
    <style:style style:name="P2" style:family="paragraph" style:parent-style-name="Standard">
      <style:text-properties fo:font-size="20pt" officeooo:rsid="001260b0" officeooo:paragraph-rsid="00136915" style:font-size-asian="17.5pt" style:font-size-complex="20pt"/>
    </style:style>
    <style:style style:name="P3" style:family="paragraph" style:parent-style-name="Standard">
      <style:text-properties fo:font-size="20pt" officeooo:rsid="001260b0" officeooo:paragraph-rsid="0013d7dd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260b0" officeooo:paragraph-rsid="001260b0" style:font-size-asian="17.5pt" style:font-size-complex="20pt"/>
    </style:style>
    <style:style style:name="T1" style:family="text">
      <style:text-properties officeooo:rsid="00136915"/>
    </style:style>
    <style:style style:name="T2" style:family="text">
      <style:text-properties officeooo:rsid="0013d7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med mohamed abdelhameed ali</text:p>
      <text:p text:style-name="P1">mohamed abdlebaset abdelmoneim ali</text:p>
      <text:p text:style-name="P1"/>
      <text:p text:style-name="P1">bash script project</text:p>
      <text:p text:style-name="P1">---------------------------------------</text:p>
      <text:p text:style-name="P1">1- run the program ==&gt; ./dbms</text:p>
      <text:p text:style-name="P4"><text:s text:c="5"/><text:span text:style-name="T1">then will show <text:s/>1*create dataabase</text:span></text:p>
      <text:p text:style-name="P1"><text:s text:c="31"/><text:span text:style-name="T1">2</text:span>*<text:span text:style-name="T1">list database</text:span></text:p>
      <text:p text:style-name="P1"><text:s text:c="31"/><text:span text:style-name="T1">3</text:span>*<text:span text:style-name="T1">connect to database</text:span></text:p>
      <text:p text:style-name="P1"><text:s text:c="31"/><text:span text:style-name="T1">4</text:span>*<text:span text:style-name="T1">drop database</text:span></text:p>
      <text:p text:style-name="P1"/>
      <text:p text:style-name="P1"><text:s text:c="2"/>-<text:span text:style-name="T1">choose one of the obove numbers</text:span></text:p>
      <text:p text:style-name="P1"/>
      <text:p text:style-name="P1"><text:s text:c="2"/><text:span text:style-name="T1">a – create database :-</text:span></text:p>
      <text:p text:style-name="P1"><text:s text:c="8"/><text:span text:style-name="T1">enter the database name and the program will create it <text:s text:c="27"/></text:span></text:p>
      <text:p text:style-name="P2"><text:s text:c="8"/><text:span text:style-name="T1">if it not exists</text:span></text:p>
      <text:p text:style-name="P2"/>
      <text:p text:style-name="P1"><text:s text:c="2"/><text:span text:style-name="T1">b – list database :-</text:span></text:p>
      <text:p text:style-name="P1"><text:s text:c="8"/><text:span text:style-name="T1">list only database with .db extension</text:span></text:p>
      <text:p text:style-name="P1"/>
      <text:p text:style-name="P1"><text:s text:c="2"/><text:span text:style-name="T1">c – connect to databases :-</text:span></text:p>
      <text:p text:style-name="P1"><text:s text:c="8"/><text:span text:style-name="T1">enter name of database you want to connect and if it</text:span></text:p>
      <text:p text:style-name="P1"><text:s text:c="8"/><text:span text:style-name="T1">exists then you will get access to it and show you list of choices to choose from</text:span></text:p>
      <text:p text:style-name="P1"><text:s text:c="8"/><text:span text:style-name="T1">i)</text:span><text:span text:style-name="T2">create table</text:span></text:p>
      <text:p text:style-name="P1"><text:s text:c="11"/><text:span text:style-name="T2">create table if not exists</text:span></text:p>
      <text:p text:style-name="P1"><text:s text:c="8"/><text:span text:style-name="T2">ii)list tables</text:span></text:p>
      <text:p text:style-name="P1"><text:s text:c="8"/><text:span text:style-name="T2">iii)drop table</text:span></text:p>
      <text:p text:style-name="P1"><text:s text:c="8"/><text:span text:style-name="T2">iv)insert into table</text:span></text:p>
      <text:p text:style-name="P1"><text:s text:c="8"/><text:span text:style-name="T2">v)select from table</text:span></text:p>
      <text:p text:style-name="P1"><text:s text:c="12"/><text:span text:style-name="T2">choose from choices to get specific records</text:span></text:p>
      <text:p text:style-name="P3"><text:soft-page-break/><text:s text:c="8"/><text:span text:style-name="T2">vi)delete from table</text:span></text:p>
      <text:p text:style-name="P3"/>
      <text:p text:style-name="P3"><text:s/><text:span text:style-name="T2">d – drop database :-</text:span></text:p>
      <text:p text:style-name="P3"><text:s text:c="7"/><text:span text:style-name="T2">delete full database by entering its nam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6:34:31.584163753</meta:creation-date>
    <dc:date>2021-03-17T17:51:09.854315291</dc:date>
    <meta:editing-duration>PT13M2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28" meta:word-count="135" meta:character-count="1060" meta:non-whitespace-character-count="695"/>
  </office:meta>
</office:document-meta>
</file>